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styles.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Chapter 1 - General Overview</text:p>
      <text:p text:style-name="Author">Karen Gomes</text:p>
      <text:p text:style-name="Date">2025-10-16</text:p>
      <text:h text:style-name="Heading_20_1" text:outline-level="1"><text:bookmark-start text:name="introduction"/>1. Introduction<text:bookmark-end text:name="introduction"/></text:h>
      <text:p text:style-name="First_20_paragraph">This document reproduces examples and exercises from <text:span text:style-name="T1">Chapter 1</text:span> of <text:span text:style-name="T2">Fundamentals of Biostatistics</text:span> (Bernard Rosner).<text:line-break/>The goal is to practice descriptive statistics concepts using <text:span text:style-name="T1">R</text:span>.</text:p>
      <text:p text:style-name="Horizontal_20_Line"/>
      <text:h text:style-name="Heading_20_1" text:outline-level="1"><text:bookmark-start text:name="general-overview"/>2. General overview<text:bookmark-end text:name="general-overview"/></text:h>
      <text:p text:style-name="First_20_paragraph">This chapter covers the following topics: the general overview about statistics, some types of data, frequency distributions, measures of central tendency (such as mean), measures of variability (such as standard deviation) and graphical representations (like histograms). We are going to to use the example datasets provided in the book to illustrate these concepts In addition, we will explore some datasets from the <text:span text:style-name="T1">R</text:span> environment to further understand these concep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Liberation Sans" svg:font-family="'Liberation Sans'"/>
    <style:font-face style:font-family-generic="system" style:font-pitch="variable" style:name="Noto Sans CJK SC" svg:font-family="'Noto Sans CJK SC'"/>
    <style:font-face style:font-family-generic="swiss" style:name="Noto Sans Devanagari" svg:font-family="'Noto Sans Devanagari'"/>
    <style:font-face style:font-family-generic="system" style:font-pitch="variable" style:name="Noto Sans Devanagari1" svg:font-family="'Noto Sans Devanagari'"/>
    <style:font-face style:font-family-generic="system" style:font-pitch="variable" style:name="Noto Serif CJK SC" svg:font-family="'Noto Serif CJK SC'"/>
    <style:font-face style:font-family-generic="swiss" style:name="arial" svg:font-family="arial"/>
    <style:font-face style:font-adornments="Bold" style:font-family-generic="swiss" style:name="arial1" svg:font-family="arial"/>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style:flow-with-text="false" style:writing-mode="lr-tb" svg:stroke-color="#3465a4" fo:wrap-option="no-wrap"/>
      <style:paragraph-properties style:font-independent-line-spacing="false" style:line-break="strict" style:text-autospace="ideograph-alpha" loext:tab-stop-distance="0cm">
        <style:tab-stops/>
      </style:paragraph-properties>
      <style:text-properties style:country-asian="CN" style:country-complex="IN" style:font-name="arial" style:font-name-asian="Noto Serif CJK SC" style:font-name-complex="Noto Sans Devanagari1" style:font-size-asian="10.5pt" style:font-size-complex="12pt" style:language-asian="zh" style:language-complex="hi" style:letter-kerning="true" style:use-window-font-color="true" fo:country="BR" fo:font-size="12pt" fo:language="pt" loext:opacity="0%"/>
    </style:default-style>
    <style:default-style style:family="paragraph">
      <style:paragraph-properties style:line-break="strict" style:punctuation-wrap="hanging" style:tab-stop-distance="1.251cm" style:text-autospace="ideograph-alpha" style:writing-mode="page" fo:hyphenation-keep="auto" fo:hyphenation-ladder-count="no-limit" fo:orphans="2" fo:widows="2" loext:hyphenation-keep-type="column"/>
      <style:text-properties style:country-asian="CN" style:country-complex="IN" style:font-name="arial" style:font-name-asian="Noto Serif CJK SC" style:font-name-complex="Noto Sans Devanagari1" style:font-size-asian="10.5pt" style:font-size-complex="12pt" style:language-asian="zh" style:language-complex="hi" style:letter-kerning="true" style:use-window-font-color="true" fo:country="BR" fo:font-size="12pt" fo:hyphenate="false" fo:hyphenation-push-char-count="2" fo:hyphenation-remain-char-count="2" fo:language="pt"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auto-text-indent="false" style:contextual-spacing="false" style:justify-single-word="false" fo:line-height="150%" fo:margin-bottom="0.21cm" fo:margin-top="0cm" fo:text-align="justify" fo:text-indent="1.251cm"/>
    </style:style>
    <style:style style:class="text" style:family="paragraph" style:name="Heading" style:next-style-name="Text_20_body" style:parent-style-name="Standard">
      <style:paragraph-properties style:contextual-spacing="false" fo:keep-with-next="always" fo:margin-bottom="0.212cm" fo:margin-top="0.423cm"/>
      <style:text-properties style:font-family-asian="'Noto Sans CJK SC'" style:font-family-complex="'Noto Sans Devanagari'" style:font-family-generic="swiss" style:font-family-generic-asian="system" style:font-family-generic-complex="system" style:font-name="Liberation Sans" style:font-name-asian="Noto Sans CJK SC" style:font-name-complex="Noto Sans Devanagari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line-height="115%" fo:margin-bottom="0.247cm" fo:margin-top="0cm"/>
    </style:style>
    <style:style style:class="list" style:family="paragraph" style:name="List" style:parent-style-name="Text_20_body">
      <style:text-properties style:font-family-complex="'Noto Sans Devanagari'" style:font-family-generic="swiss" style:font-family-generic-complex="swiss" style:font-name="arial" style:font-name-complex="Noto Sans Devanagari" style:font-size-asian="12pt" fo:font-family="arial"/>
    </style:style>
    <style:style style:class="extra" style:family="paragraph" style:name="Caption" style:parent-style-name="Standard">
      <style:paragraph-properties style:contextual-spacing="false" text:line-number="0" text:number-lines="false" fo:margin-bottom="0.212cm" fo:margin-top="0.212cm"/>
      <style:text-properties style:font-family-complex="'Noto Sans Devanagari'" style:font-family-generic="swiss" style:font-family-generic-complex="swiss" style:font-name="arial" style:font-name-complex="Noto Sans Devanagari" style:font-size-asian="12pt" style:font-size-complex="12pt" style:font-style-asian="italic" style:font-style-complex="italic" fo:font-family="arial" fo:font-size="12pt" fo:font-style="italic"/>
    </style:style>
    <style:style style:class="index" style:family="paragraph" style:name="Index" style:parent-style-name="Standard">
      <style:paragraph-properties text:line-number="0" text:number-lines="false"/>
      <style:text-properties style:font-family-complex="'Noto Sans Devanagari'" style:font-family-generic="swiss" style:font-family-generic-complex="swiss" style:font-name="arial" style:font-name-complex="Noto Sans Devanagari" style:font-size-asian="12pt" fo:font-family="arial"/>
    </style:style>
    <style:style style:class="chapter" style:default-outline-level="1" style:family="paragraph" style:list-style-name="Numbering_20_123" style:name="Title" style:next-style-name="Text_20_body" style:parent-style-name="Heading">
      <style:paragraph-properties style:auto-text-indent="false" style:contextual-spacing="false" style:justify-single-word="false" fo:margin-bottom="0.21cm" fo:margin-top="0cm" fo:text-align="start" fo:text-indent="0cm"/>
      <style:text-properties style:font-family-generic="swiss" style:font-name="arial1" style:font-size-asian="28pt" style:font-size-complex="28pt" style:font-style-name="Bold" style:font-weight-asian="bold" style:font-weight-complex="bold" fo:font-family="arial" fo:font-size="12pt" fo:font-weight="bold" fo:text-transform="uppercase"/>
    </style:style>
    <style:style style:display-name="Numbering Symbols" style:family="text" style:name="Numbering_20_Symbols"/>
    <text:outline-style style:name="Outline">
      <text:outline-level-style style:num-format="" text:level="1" loext:num-list-format="%1%">
        <style:list-level-properties text:list-level-position-and-space-mode="label-alignment">
          <style:list-level-label-alignment text:label-followed-by="listtab"/>
        </style:list-level-properties>
      </text:outline-level-style>
      <text:outline-level-style style:num-format="" text:level="2" loext:num-list-format="%2%">
        <style:list-level-properties text:list-level-position-and-space-mode="label-alignment">
          <style:list-level-label-alignment text:label-followed-by="listtab"/>
        </style:list-level-properties>
      </text:outline-level-style>
      <text:outline-level-style style:num-format="" text:level="3" loext:num-list-format="%3%">
        <style:list-level-properties text:list-level-position-and-space-mode="label-alignment">
          <style:list-level-label-alignment text:label-followed-by="listtab"/>
        </style:list-level-properties>
      </text:outline-level-style>
      <text:outline-level-style style:num-format="" text:level="4" loext:num-list-format="%4%">
        <style:list-level-properties text:list-level-position-and-space-mode="label-alignment">
          <style:list-level-label-alignment text:label-followed-by="listtab"/>
        </style:list-level-properties>
      </text:outline-level-style>
      <text:outline-level-style style:num-format="" text:level="5" loext:num-list-format="%5%">
        <style:list-level-properties text:list-level-position-and-space-mode="label-alignment">
          <style:list-level-label-alignment text:label-followed-by="listtab"/>
        </style:list-level-properties>
      </text:outline-level-style>
      <text:outline-level-style style:num-format="" text:level="6" loext:num-list-format="%6%">
        <style:list-level-properties text:list-level-position-and-space-mode="label-alignment">
          <style:list-level-label-alignment text:label-followed-by="listtab"/>
        </style:list-level-properties>
      </text:outline-level-style>
      <text:outline-level-style style:num-format="" text:level="7" loext:num-list-format="%7%">
        <style:list-level-properties text:list-level-position-and-space-mode="label-alignment">
          <style:list-level-label-alignment text:label-followed-by="listtab"/>
        </style:list-level-properties>
      </text:outline-level-style>
      <text:outline-level-style style:num-format="" text:level="8" loext:num-list-format="%8%">
        <style:list-level-properties text:list-level-position-and-space-mode="label-alignment">
          <style:list-level-label-alignment text:label-followed-by="listtab"/>
        </style:list-level-properties>
      </text:outline-level-style>
      <text:outline-level-style style:num-format="" text:level="9" loext:num-list-format="%9%">
        <style:list-level-properties text:list-level-position-and-space-mode="label-alignment">
          <style:list-level-label-alignment text:label-followed-by="listtab"/>
        </style:list-level-properties>
      </text:outline-level-style>
      <text:outline-level-style style:num-format="" text:level="10" loext:num-list-format="%10%">
        <style:list-level-properties text:list-level-position-and-space-mode="label-alignment">
          <style:list-level-label-alignment text:label-followed-by="listtab"/>
        </style:list-level-properties>
      </text:outline-level-style>
    </text:outline-style>
    <text:list-style style:display-name="Numbering 123" style:name="Numbering_20_123">
      <text:list-level-style-number style:num-format="1" style:num-suffix="." text:level="1" text:style-name="Numbering_20_Symbols" loext:num-list-format="%1%.">
        <style:list-level-properties text:list-level-position-and-space-mode="label-alignment">
          <style:list-level-label-alignment text:label-followed-by="space"/>
        </style:list-level-properties>
      </text:list-level-style-number>
      <text:list-level-style-number style:num-format="1" style:num-suffix="." text:level="2" text:style-name="Numbering_20_Symbols" loext:num-list-format="%2%.">
        <style:list-level-properties text:list-level-position-and-space-mode="label-alignment">
          <style:list-level-label-alignment text:label-followed-by="listtab" text:list-tab-stop-position="1.401cm" fo:margin-left="2.03cm" fo:text-indent="-0.7cm"/>
        </style:list-level-properties>
      </text:list-level-style-number>
      <text:list-level-style-number style:num-format="1" style:num-suffix="." text:level="3" text:style-name="Numbering_20_Symbols" loext:num-list-format="%3%.">
        <style:list-level-properties text:list-level-position-and-space-mode="label-alignment">
          <style:list-level-label-alignment text:label-followed-by="listtab" text:list-tab-stop-position="2.101cm" fo:margin-left="2.731cm" fo:text-indent="-0.7cm"/>
        </style:list-level-properties>
      </text:list-level-style-number>
      <text:list-level-style-number style:num-format="1" style:num-suffix="." text:level="4" text:style-name="Numbering_20_Symbols" loext:num-list-format="%4%.">
        <style:list-level-properties text:list-level-position-and-space-mode="label-alignment">
          <style:list-level-label-alignment text:label-followed-by="listtab" text:list-tab-stop-position="2.801cm" fo:margin-left="3.431cm" fo:text-indent="-0.7cm"/>
        </style:list-level-properties>
      </text:list-level-style-number>
      <text:list-level-style-number style:num-format="1" style:num-suffix="." text:level="5" text:style-name="Numbering_20_Symbols" loext:num-list-format="%5%.">
        <style:list-level-properties text:list-level-position-and-space-mode="label-alignment">
          <style:list-level-label-alignment text:label-followed-by="listtab" text:list-tab-stop-position="3.501cm" fo:margin-left="4.131cm" fo:text-indent="-0.7cm"/>
        </style:list-level-properties>
      </text:list-level-style-number>
      <text:list-level-style-number style:num-format="1" style:num-suffix="." text:level="6" text:style-name="Numbering_20_Symbols" loext:num-list-format="%6%.">
        <style:list-level-properties text:list-level-position-and-space-mode="label-alignment">
          <style:list-level-label-alignment text:label-followed-by="listtab" text:list-tab-stop-position="4.2cm" fo:margin-left="4.83cm" fo:text-indent="-0.7cm"/>
        </style:list-level-properties>
      </text:list-level-style-number>
      <text:list-level-style-number style:num-format="1" style:num-suffix="." text:level="7" text:style-name="Numbering_20_Symbols" loext:num-list-format="%7%.">
        <style:list-level-properties text:list-level-position-and-space-mode="label-alignment">
          <style:list-level-label-alignment text:label-followed-by="listtab" text:list-tab-stop-position="4.9cm" fo:margin-left="5.53cm" fo:text-indent="-0.7cm"/>
        </style:list-level-properties>
      </text:list-level-style-number>
      <text:list-level-style-number style:num-format="1" style:num-suffix="." text:level="8" text:style-name="Numbering_20_Symbols" loext:num-list-format="%8%.">
        <style:list-level-properties text:list-level-position-and-space-mode="label-alignment">
          <style:list-level-label-alignment text:label-followed-by="listtab" text:list-tab-stop-position="5.6cm" fo:margin-left="6.23cm" fo:text-indent="-0.7cm"/>
        </style:list-level-properties>
      </text:list-level-style-number>
      <text:list-level-style-number style:num-format="1" style:num-suffix="." text:level="9" text:style-name="Numbering_20_Symbols" loext:num-list-format="%9%.">
        <style:list-level-properties text:list-level-position-and-space-mode="label-alignment">
          <style:list-level-label-alignment text:label-followed-by="listtab" text:list-tab-stop-position="6.301cm" fo:margin-left="6.93cm" fo:text-indent="-0.7cm"/>
        </style:list-level-properties>
      </text:list-level-style-number>
      <text:list-level-style-number style:num-format="1" style:num-suffix="." text:level="10" text:style-name="Numbering_20_Symbols" loext:num-list-format="%10%.">
        <style:list-level-properties text:list-level-position-and-space-mode="label-alignment">
          <style:list-level-label-alignment text:label-followed-by="listtab" text:list-tab-stop-position="7.001cm" fo:margin-left="7.631cm" fo:text-indent="-0.7cm"/>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cm" style:layout-grid-base-height="0.706cm" style:layout-grid-color="#c0c0c0" style:layout-grid-display="false" style:layout-grid-lines="20" style:layout-grid-mode="none" style:layout-grid-print="false" style:layout-grid-ruby-below="false" style:layout-grid-ruby-height="0.353cm" style:num-format="1" style:print-orientation="portrait" style:writing-mode="lr-tb" fo:margin-bottom="2cm" fo:margin-left="2cm" fo:margin-right="2cm" fo:margin-top="2cm" fo:page-height="29.7cm" fo:page-width="21.001cm" loext:margin-gutter="0cm">
        <style:footnote-sep style:adjustment="left" style:color="#000000" style:distance-after-sep="0.101cm" style:distance-before-sep="0.101cm" style:line-style="solid" style:rel-width="25%" style:width="0.018cm"/>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Chapter 1 - General Overview</dc:title>
    <dc:description/>
    <dc:subject/>
    <meta:keyword/>
    <meta:initial-creator>Karen Gomes</meta:initial-creator>
    <dc:creator>Karen Gomes</dc:creator>
    <meta:creation-date>2025-10-16T15:09:42Z</meta:creation-date>
    <dc:date>2025-10-16T15:09:42Z</dc:date>
    <meta:user-defined meta:name="date" meta:value-type="string">2025-10-16</meta:user-defined>
    <meta:user-defined meta:name="email" meta:value-type="string">kare.kgomes@usp.br</meta:user-defined>
    <meta:user-defined meta:name="output" meta:value-type="string"/>
  </office:meta>
</office:document-meta>
</file>